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d4a1" officeooo:paragraph-rsid="001bb363" fo:background-color="#ffff00"/>
    </style:style>
    <style:style style:name="P2" style:family="paragraph" style:parent-style-name="Standard">
      <style:text-properties officeooo:rsid="001ef579" officeooo:paragraph-rsid="001ef579" fo:background-color="#ffff00"/>
    </style:style>
    <style:style style:name="P3" style:family="paragraph" style:parent-style-name="Standard">
      <style:text-properties officeooo:rsid="0022dee1" officeooo:paragraph-rsid="0022dee1" fo:background-color="#ffff00"/>
    </style:style>
    <style:style style:name="P4" style:family="paragraph" style:parent-style-name="Standard">
      <style:text-properties officeooo:rsid="0022ff67" officeooo:paragraph-rsid="0022ff67" fo:background-color="#ffff00"/>
    </style:style>
    <style:style style:name="P5" style:family="paragraph" style:parent-style-name="Standard">
      <style:text-properties officeooo:rsid="00231a2a" officeooo:paragraph-rsid="00231a2a" fo:background-color="#ffff00"/>
    </style:style>
    <style:style style:name="P6" style:family="paragraph" style:parent-style-name="Standard">
      <style:text-properties officeooo:rsid="0019f42d" officeooo:paragraph-rsid="0019f42d"/>
    </style:style>
    <style:style style:name="P7" style:family="paragraph" style:parent-style-name="Standard">
      <style:text-properties officeooo:rsid="001ef49d" officeooo:paragraph-rsid="001ef49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1d1ceb"/>
    </style:style>
    <style:style style:name="P10" style:family="paragraph" style:parent-style-name="Standard" style:list-style-name="L1">
      <style:text-properties officeooo:rsid="0018d4a1" officeooo:paragraph-rsid="001d1ceb" fo:background-color="#ffff00"/>
    </style:style>
    <style:style style:name="P11" style:family="paragraph" style:parent-style-name="Standard" style:list-style-name="L1">
      <style:text-properties officeooo:rsid="0018d4a1" officeooo:paragraph-rsid="001bb363" fo:background-color="#ffff00"/>
    </style:style>
    <style:style style:name="P12" style:family="paragraph" style:parent-style-name="Standard" style:list-style-name="L1">
      <style:text-properties officeooo:rsid="0019f42d" officeooo:paragraph-rsid="001d1ceb" fo:background-color="#ffff00"/>
    </style:style>
    <style:style style:name="P13" style:family="paragraph" style:parent-style-name="Standard" style:list-style-name="L1">
      <style:text-properties officeooo:rsid="001bb363" officeooo:paragraph-rsid="001d1ceb" fo:background-color="#ffff00"/>
    </style:style>
    <style:style style:name="P14" style:family="paragraph" style:parent-style-name="Standard" style:list-style-name="L1">
      <style:text-properties officeooo:rsid="001ef579" officeooo:paragraph-rsid="001ef579" fo:background-color="#ffff00"/>
    </style:style>
    <style:style style:name="P15" style:family="paragraph" style:parent-style-name="Standard" style:list-style-name="L1">
      <style:text-properties officeooo:rsid="001ef579" officeooo:paragraph-rsid="0020a06a" fo:background-color="#ffff00"/>
    </style:style>
    <style:style style:name="P16" style:family="paragraph" style:parent-style-name="Standard" style:list-style-name="L1">
      <style:text-properties officeooo:rsid="0022dee1" officeooo:paragraph-rsid="0022dee1" fo:background-color="#ffff00"/>
    </style:style>
    <style:style style:name="P17" style:family="paragraph" style:parent-style-name="Standard" style:list-style-name="L1">
      <style:text-properties officeooo:rsid="0022ff67" officeooo:paragraph-rsid="0022ff67" fo:background-color="#ffff00"/>
    </style:style>
    <style:style style:name="P18" style:family="paragraph" style:parent-style-name="Standard" style:list-style-name="L1">
      <style:text-properties officeooo:rsid="0018d4a1" officeooo:paragraph-rsid="0019f42d"/>
    </style:style>
    <style:style style:name="P19" style:family="paragraph" style:parent-style-name="Standard" style:list-style-name="L1">
      <style:text-properties officeooo:rsid="0018d4a1" officeooo:paragraph-rsid="0018d4a1"/>
    </style:style>
    <style:style style:name="P20" style:family="paragraph" style:parent-style-name="Standard" style:list-style-name="L1">
      <style:text-properties officeooo:rsid="0019f42d" officeooo:paragraph-rsid="0019f42d"/>
    </style:style>
    <style:style style:name="P21" style:family="paragraph" style:parent-style-name="Standard" style:list-style-name="L2">
      <style:text-properties officeooo:rsid="001ef49d" officeooo:paragraph-rsid="001ef49d"/>
    </style:style>
    <style:style style:name="T1" style:family="text">
      <style:text-properties officeooo:rsid="0018d4a1"/>
    </style:style>
    <style:style style:name="T2" style:family="text">
      <style:text-properties officeooo:rsid="001bb363" fo:background-color="#ffff00" loext:char-shading-value="0"/>
    </style:style>
    <style:style style:name="T3" style:family="text">
      <style:text-properties officeooo:rsid="0019f42d"/>
    </style:style>
    <style:style style:name="T4" style:family="text">
      <style:text-properties officeooo:rsid="001d1ceb"/>
    </style:style>
    <style:style style:name="T5" style:family="text">
      <style:text-properties fo:font-weight="bold" officeooo:rsid="001d1ceb" style:font-weight-asian="bold" style:font-weight-complex="bold"/>
    </style:style>
    <style:style style:name="T6" style:family="text">
      <style:text-properties officeooo:rsid="0020a06a"/>
    </style:style>
    <style:style style:name="T7" style:family="text">
      <style:text-properties fo:language="ru" fo:country="R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52283663" text:style-name="L1">
        <text:list-item>
          <text:p text:style-name="P8">Правило 1<text:span text:style-name="T1"> </text:span></text:p>
          <text:p text:style-name="P10"><text:span text:style-name="T7">Описать</text:span> словами сигнатуру рекурсивной <text:span text:style-name="T7">функции</text:span></text:p>
          <text:p text:style-name="P18">для чего — </text:p>
          <text:p text:style-name="P18">чтоби понимать что решаем(описание)</text:p>
          <text:p text:style-name="P18">аргументи </text:p>
          <text:p text:style-name="P18">и что возвращает</text:p>
        </text:list-item>
        <text:list-item>
          <text:p text:style-name="P8">Правило 2 </text:p>
          <text:p text:style-name="P12">Написать базовий случай</text:p>
          <text:p text:style-name="P19"><text:s/><text:span text:style-name="T3">базовий случай в моем сейчас понимании есть точка вихода из рекурсивной функции</text:span></text:p>
          <text:p text:style-name="P20">поетому важно:</text:p>
          <text:p text:style-name="P20">2.1. вибирать самий маленький базовий случай</text:p>
          <text:p text:style-name="P20">2.2. учесть все варианти базових случаев</text:p>
        </text:list-item>
        <text:list-item>
          <text:p text:style-name="P8">Правило 3<text:span text:style-name="T2"> </text:span></text:p>
          <text:p text:style-name="P13">Найти аргументи задачи меньшего размера</text:p>
          <text:p text:style-name="P9">Размер задачи = значение аргумента для которого решается текущая задача</text:p>
          <text:p text:style-name="P9">- <text:span text:style-name="T5">задача текущего размера</text:span><text:span text:style-name="T4"> — єто задача, решаемая в данний момент</text:span></text:p>
          <text:p text:style-name="P8">- <text:span text:style-name="T5">задача меньшего размера</text:span><text:span text:style-name="T4"> — ето задача ровно на один шаг, ближе к ответу чем текущая задача</text:span></text:p>
        </text:list-item>
      </text:list>
      <text:p text:style-name="P7">Задача меньшего размера для разних функция может бить совершенно разная, єто как у каждой функции своя цель.</text:p>
      <text:p text:style-name="P7">Понимание, как уменьшить размер задачи критично, чтоби:</text:p>
      <text:list xml:id="list3139225068" text:style-name="L2">
        <text:list-item>
          <text:p text:style-name="P21">не зацикливаться</text:p>
        </text:list-item>
        <text:list-item>
          <text:p text:style-name="P21">добратся добазового случая</text:p>
        </text:list-item>
      </text:list>
      <text:list xml:id="list75320134050054" text:continue-list="list3952283663" text:style-name="L1">
        <text:list-header>
          <text:p text:style-name="P8"/>
        </text:list-header>
        <text:list-item>
          <text:p text:style-name="P8">Правило 4</text:p>
          <text:p text:style-name="P14">Решить задачу используя функциию Ex</text:p>
        </text:list-item>
        <text:list-item>
          <text:p text:style-name="P8">Правило 5</text:p>
          <text:p text:style-name="P15"><text:span text:style-name="T6">Заменить визов</text:span> функции<text:span text:style-name="T6">и</text:span> Ex <text:span text:style-name="T6">на рекурсию</text:span></text:p>
        </text:list-item>
        <text:list-item>
          <text:p text:style-name="P8">Правило 6</text:p>
          <text:p text:style-name="P16">Не мешать рекурсии</text:p>
        </text:list-item>
      </text:list>
      <text:p text:style-name="Standard">Тут нужно понимать примитиви в кадре стека и об ссилочних обєктах которие глобальни</text:p>
      <text:list xml:id="list75321099402459" text:continue-numbering="true" text:style-name="L1">
        <text:list-item>
          <text:p text:style-name="P8">Правило 6</text:p>
          <text:p text:style-name="P17">Не смотреть в глубину рекурсии</text:p>
        </text:list-item>
      </text:list>
      <text:p text:style-name="P4"/>
      <text:p text:style-name="Standard">ВИВОДИ</text:p>
      <text:p text:style-name="Standard"/>
      <text:p text:style-name="Standard">В любой рекурсивной функциии должни бить</text:p>
      <text:p text:style-name="Standard">1 — Базовий случай</text:p>
      <text:p text:style-name="Standard">2 — Рекурсивний случай</text:p>
      <text:p text:style-name="P5"/>
      <text:p text:style-name="P3"/>
      <text:p text:style-name="P3"/>
      <text:p text:style-name="Standard"/>
      <text:p text:style-name="Standard"/>
      <text:p text:style-name="Standard"/>
      <text:p text:style-name="P2"/>
      <text:list xml:id="list75320699199770" text:continue-numbering="true" text:style-name="L1">
        <text:list-header>
          <text:p text:style-name="P11"/>
        </text:list-header>
      </text:list>
      <text:p text:style-name="P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8:14:03.905240412</meta:creation-date>
    <meta:editing-duration>PT1H43M30S</meta:editing-duration>
    <meta:editing-cycles>5</meta:editing-cycles>
    <meta:generator>LibreOffice/7.3.7.2$Linux_X86_64 LibreOffice_project/30$Build-2</meta:generator>
    <dc:date>2024-01-16T20:27:21.342407164</dc:date>
    <meta:document-statistic meta:table-count="0" meta:image-count="0" meta:object-count="0" meta:page-count="1" meta:paragraph-count="34" meta:word-count="182" meta:character-count="1160" meta:non-whitespace-character-count="1010"/>
  </office:meta>
</office:document-meta>
</file>